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ral_types_Test.test_1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l_types_Test.test_1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l_types_Test.test_1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l_types_Test.test_1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ral_types_Test.test_1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ral_types_Test.test_1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